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9/10/2021</text:span></text:p>
      <text:p text:style-name="P9"/>
      <text:p text:style-name="P10">RECIBI CONFORME</text:p>
      <text:p text:style-name="P9"/>
      <text:p text:style-name="P11">CLIENTE: ORTIZ MAMANI, SANDRA GIULIANA</text:p>
      <text:p text:style-name="P12">CANT. TOTAL DE CAJAS: 10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LA JOYA</text:span></text:p>
      <text:p text:style-name="P5"/>
      <text:p text:style-name="P5">Recojo: <text:span text:style-name="T3">ORTIZ MAMANI, SANDRA GIULIA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8T21:42:1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